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4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8" table:default-cell-style-name="ce6"/>
        <table:table-column table:style-name="co2" table:number-columns-repeated="4" table:default-cell-style-name="Default"/>
        <table:table-row table:style-name="ro1">
          <table:table-cell table:style-name="Default" table:number-columns-repeated="17"/>
          <table:table-cell/>
          <table:table-cell table:style-name="ce7" office:value-type="string">
            <text:p>Conversions</text:p>
          </table:table-cell>
          <table:table-cell/>
          <table:table-cell table:style-name="ce8" table:formula="of:=[.I7]" office:value-type="float" office:value="39">
            <text:p>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19">
            <text:p>1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27">
            <text:p>127</text:p>
          </table:table-cell>
          <table:table-cell/>
          <table:table-cell office:value-type="string">
            <text:p>Index to row</text:p>
          </table:table-cell>
          <table:table-cell/>
          <table:table-cell table:style-name="ce9" table:formula="of:=FLOOR([.U1]/16;1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03">
            <text:p>10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/>
          <table:table-cell office:value-type="string">
            <text:p>Index to column</text:p>
          </table:table-cell>
          <table:table-cell/>
          <table:table-cell table:style-name="ce9" table:formula="of:=MOD([.U1];16)"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/>
          <table:table-cell office:value-type="string">
            <text:p>Modulus with 0x88</text:p>
          </table:table-cell>
          <table:table-cell/>
          <table:table-cell table:style-name="ce9" table:formula="of:=SUMPRODUCT(MOD(INT([.U1]/2^(8-ROW(INDIRECT(&quot;V1:V8&quot;))) );2) * MOD(INT(136/2^(8-ROW(INDIRECT(&quot;V1:V8&quot;))) );2); 2^(8-ROW(INDIRECT(&quot;V1:V8&quot;)))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/>
          <table:table-cell office:value-type="string">
            <text:p>Valid position?</text:p>
          </table:table-cell>
          <table:table-cell/>
          <table:table-cell table:style-name="ce9" table:formula="of:=IF([.U4]&gt;0;&quot;No&quot;;&quot;Yes&quot;)" office:value-type="string" office:string-value="Yes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/>
          <table:table-cell office:value-type="string">
            <text:p>Back to index</text:p>
          </table:table-cell>
          <table:table-cell/>
          <table:table-cell table:formula="of:=[.U2]*16+[.U3]"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/>
          <table:table-cell table:style-name="ce7" office:value-type="string">
            <text:p>Move Diagnostics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5" table:number-columns-repeated="8"/>
          <table:table-cell/>
          <table:table-cell office:value-type="string">
            <text:p>Move</text:p>
          </table:table-cell>
          <table:table-cell/>
          <table:table-cell office:value-type="float" office:value="352338001">
            <text:p>352338001</text:p>
          </table:table-cell>
        </table:table-row>
        <table:table-row table:style-name="ro1">
          <table:table-cell table:style-name="Default"/>
          <table:table-cell table:style-name="ce1" table:number-columns-repeated="8"/>
          <table:table-cell table:style-name="ce5" table:number-columns-repeated="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DEC2HEX([.B2])" office:value-type="string" office:string-value="70">
            <text:p>70</text:p>
          </table:table-cell>
          <table:table-cell table:formula="of:=DEC2HEX([.C2])" office:value-type="string" office:string-value="71">
            <text:p>71</text:p>
          </table:table-cell>
          <table:table-cell table:formula="of:=DEC2HEX([.D2])" office:value-type="string" office:string-value="72">
            <text:p>72</text:p>
          </table:table-cell>
          <table:table-cell table:formula="of:=DEC2HEX([.E2])" office:value-type="string" office:string-value="73">
            <text:p>73</text:p>
          </table:table-cell>
          <table:table-cell table:formula="of:=DEC2HEX([.F2])" office:value-type="string" office:string-value="74">
            <text:p>74</text:p>
          </table:table-cell>
          <table:table-cell table:formula="of:=DEC2HEX([.G2])" office:value-type="string" office:string-value="75">
            <text:p>75</text:p>
          </table:table-cell>
          <table:table-cell table:formula="of:=DEC2HEX([.H2])" office:value-type="string" office:string-value="76">
            <text:p>76</text:p>
          </table:table-cell>
          <table:table-cell table:formula="of:=DEC2HEX([.I2])" office:value-type="string" office:string-value="77">
            <text:p>77</text:p>
          </table:table-cell>
          <table:table-cell table:formula="of:=DEC2HEX([.J2])" office:value-type="string" office:string-value="78">
            <text:p>78</text:p>
          </table:table-cell>
          <table:table-cell table:formula="of:=DEC2HEX([.K2])" office:value-type="string" office:string-value="79">
            <text:p>79</text:p>
          </table:table-cell>
          <table:table-cell table:formula="of:=DEC2HEX([.L2])" office:value-type="string" office:string-value="7A">
            <text:p>7A</text:p>
          </table:table-cell>
          <table:table-cell table:formula="of:=DEC2HEX([.M2])" office:value-type="string" office:string-value="7B">
            <text:p>7B</text:p>
          </table:table-cell>
          <table:table-cell table:formula="of:=DEC2HEX([.N2])" office:value-type="string" office:string-value="7C">
            <text:p>7C</text:p>
          </table:table-cell>
          <table:table-cell table:formula="of:=DEC2HEX([.O2])" office:value-type="string" office:string-value="7D">
            <text:p>7D</text:p>
          </table:table-cell>
          <table:table-cell table:formula="of:=DEC2HEX([.P2])" office:value-type="string" office:string-value="7E">
            <text:p>7E</text:p>
          </table:table-cell>
          <table:table-cell table:formula="of:=DEC2HEX([.Q2])" office:value-type="string" office:string-value="7F">
            <text:p>7F</text:p>
          </table:table-cell>
          <table:table-cell/>
          <table:table-cell office:value-type="string">
            <text:p>T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DEC2HEX([.B3])" office:value-type="string" office:string-value="60">
            <text:p>60</text:p>
          </table:table-cell>
          <table:table-cell table:formula="of:=DEC2HEX([.C3])" office:value-type="string" office:string-value="61">
            <text:p>61</text:p>
          </table:table-cell>
          <table:table-cell table:formula="of:=DEC2HEX([.D3])" office:value-type="string" office:string-value="62">
            <text:p>62</text:p>
          </table:table-cell>
          <table:table-cell table:formula="of:=DEC2HEX([.E3])" office:value-type="string" office:string-value="63">
            <text:p>63</text:p>
          </table:table-cell>
          <table:table-cell table:formula="of:=DEC2HEX([.F3])" office:value-type="string" office:string-value="64">
            <text:p>64</text:p>
          </table:table-cell>
          <table:table-cell table:formula="of:=DEC2HEX([.G3])" office:value-type="string" office:string-value="65">
            <text:p>65</text:p>
          </table:table-cell>
          <table:table-cell table:formula="of:=DEC2HEX([.H3])" office:value-type="string" office:string-value="66">
            <text:p>66</text:p>
          </table:table-cell>
          <table:table-cell table:formula="of:=DEC2HEX([.I3])" office:value-type="string" office:string-value="67">
            <text:p>67</text:p>
          </table:table-cell>
          <table:table-cell table:formula="of:=DEC2HEX([.J3])" office:value-type="string" office:string-value="68">
            <text:p>68</text:p>
          </table:table-cell>
          <table:table-cell table:formula="of:=DEC2HEX([.K3])" office:value-type="string" office:string-value="69">
            <text:p>69</text:p>
          </table:table-cell>
          <table:table-cell table:formula="of:=DEC2HEX([.L3])" office:value-type="string" office:string-value="6A">
            <text:p>6A</text:p>
          </table:table-cell>
          <table:table-cell table:formula="of:=DEC2HEX([.M3])" office:value-type="string" office:string-value="6B">
            <text:p>6B</text:p>
          </table:table-cell>
          <table:table-cell table:formula="of:=DEC2HEX([.N3])" office:value-type="string" office:string-value="6C">
            <text:p>6C</text:p>
          </table:table-cell>
          <table:table-cell table:formula="of:=DEC2HEX([.O3])" office:value-type="string" office:string-value="6D">
            <text:p>6D</text:p>
          </table:table-cell>
          <table:table-cell table:formula="of:=DEC2HEX([.P3])" office:value-type="string" office:string-value="6E">
            <text:p>6E</text:p>
          </table:table-cell>
          <table:table-cell table:formula="of:=DEC2HEX([.Q3])" office:value-type="string" office:string-value="6F">
            <text:p>6F</text:p>
          </table:table-cell>
          <table:table-cell/>
          <table:table-cell office:value-type="string">
            <text:p>FROM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EC2HEX([.B4])" office:value-type="string" office:string-value="50">
            <text:p>50</text:p>
          </table:table-cell>
          <table:table-cell table:formula="of:=DEC2HEX([.C4])" office:value-type="string" office:string-value="51">
            <text:p>51</text:p>
          </table:table-cell>
          <table:table-cell table:formula="of:=DEC2HEX([.D4])" office:value-type="string" office:string-value="52">
            <text:p>52</text:p>
          </table:table-cell>
          <table:table-cell table:formula="of:=DEC2HEX([.E4])" office:value-type="string" office:string-value="53">
            <text:p>53</text:p>
          </table:table-cell>
          <table:table-cell table:formula="of:=DEC2HEX([.F4])" office:value-type="string" office:string-value="54">
            <text:p>54</text:p>
          </table:table-cell>
          <table:table-cell table:formula="of:=DEC2HEX([.G4])" office:value-type="string" office:string-value="55">
            <text:p>55</text:p>
          </table:table-cell>
          <table:table-cell table:formula="of:=DEC2HEX([.H4])" office:value-type="string" office:string-value="56">
            <text:p>56</text:p>
          </table:table-cell>
          <table:table-cell table:formula="of:=DEC2HEX([.I4])" office:value-type="string" office:string-value="57">
            <text:p>57</text:p>
          </table:table-cell>
          <table:table-cell table:formula="of:=DEC2HEX([.J4])" office:value-type="string" office:string-value="58">
            <text:p>58</text:p>
          </table:table-cell>
          <table:table-cell table:formula="of:=DEC2HEX([.K4])" office:value-type="string" office:string-value="59">
            <text:p>59</text:p>
          </table:table-cell>
          <table:table-cell table:formula="of:=DEC2HEX([.L4])" office:value-type="string" office:string-value="5A">
            <text:p>5A</text:p>
          </table:table-cell>
          <table:table-cell table:formula="of:=DEC2HEX([.M4])" office:value-type="string" office:string-value="5B">
            <text:p>5B</text:p>
          </table:table-cell>
          <table:table-cell table:formula="of:=DEC2HEX([.N4])" office:value-type="string" office:string-value="5C">
            <text:p>5C</text:p>
          </table:table-cell>
          <table:table-cell table:formula="of:=DEC2HEX([.O4])" office:value-type="string" office:string-value="5D">
            <text:p>5D</text:p>
          </table:table-cell>
          <table:table-cell table:formula="of:=DEC2HEX([.P4])" office:value-type="string" office:string-value="5E">
            <text:p>5E</text:p>
          </table:table-cell>
          <table:table-cell table:formula="of:=DEC2HEX([.Q4])" office:value-type="string" office:string-value="5F">
            <text:p>5F</text:p>
          </table:table-cell>
          <table:table-cell/>
          <table:table-cell office:value-type="string">
            <text:p>PROMOT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EC2HEX([.B5])" office:value-type="string" office:string-value="40">
            <text:p>40</text:p>
          </table:table-cell>
          <table:table-cell table:formula="of:=DEC2HEX([.C5])" office:value-type="string" office:string-value="41">
            <text:p>41</text:p>
          </table:table-cell>
          <table:table-cell table:formula="of:=DEC2HEX([.D5])" office:value-type="string" office:string-value="42">
            <text:p>42</text:p>
          </table:table-cell>
          <table:table-cell table:formula="of:=DEC2HEX([.E5])" office:value-type="string" office:string-value="43">
            <text:p>43</text:p>
          </table:table-cell>
          <table:table-cell table:formula="of:=DEC2HEX([.F5])" office:value-type="string" office:string-value="44">
            <text:p>44</text:p>
          </table:table-cell>
          <table:table-cell table:formula="of:=DEC2HEX([.G5])" office:value-type="string" office:string-value="45">
            <text:p>45</text:p>
          </table:table-cell>
          <table:table-cell table:formula="of:=DEC2HEX([.H5])" office:value-type="string" office:string-value="46">
            <text:p>46</text:p>
          </table:table-cell>
          <table:table-cell table:formula="of:=DEC2HEX([.I5])" office:value-type="string" office:string-value="47">
            <text:p>47</text:p>
          </table:table-cell>
          <table:table-cell table:formula="of:=DEC2HEX([.J5])" office:value-type="string" office:string-value="48">
            <text:p>48</text:p>
          </table:table-cell>
          <table:table-cell table:formula="of:=DEC2HEX([.K5])" office:value-type="string" office:string-value="49">
            <text:p>49</text:p>
          </table:table-cell>
          <table:table-cell table:formula="of:=DEC2HEX([.L5])" office:value-type="string" office:string-value="4A">
            <text:p>4A</text:p>
          </table:table-cell>
          <table:table-cell table:formula="of:=DEC2HEX([.M5])" office:value-type="string" office:string-value="4B">
            <text:p>4B</text:p>
          </table:table-cell>
          <table:table-cell table:formula="of:=DEC2HEX([.N5])" office:value-type="string" office:string-value="4C">
            <text:p>4C</text:p>
          </table:table-cell>
          <table:table-cell table:formula="of:=DEC2HEX([.O5])" office:value-type="string" office:string-value="4D">
            <text:p>4D</text:p>
          </table:table-cell>
          <table:table-cell table:formula="of:=DEC2HEX([.P5])" office:value-type="string" office:string-value="4E">
            <text:p>4E</text:p>
          </table:table-cell>
          <table:table-cell table:formula="of:=DEC2HEX([.Q5])" office:value-type="string" office:string-value="4F">
            <text:p>4F</text:p>
          </table:table-cell>
          <table:table-cell/>
          <table:table-cell office:value-type="string">
            <text:p>BIT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EC2HEX([.B6])" office:value-type="string" office:string-value="30">
            <text:p>30</text:p>
          </table:table-cell>
          <table:table-cell table:formula="of:=DEC2HEX([.C6])" office:value-type="string" office:string-value="31">
            <text:p>31</text:p>
          </table:table-cell>
          <table:table-cell table:formula="of:=DEC2HEX([.D6])" office:value-type="string" office:string-value="32">
            <text:p>32</text:p>
          </table:table-cell>
          <table:table-cell table:formula="of:=DEC2HEX([.E6])" office:value-type="string" office:string-value="33">
            <text:p>33</text:p>
          </table:table-cell>
          <table:table-cell table:formula="of:=DEC2HEX([.F6])" office:value-type="string" office:string-value="34">
            <text:p>34</text:p>
          </table:table-cell>
          <table:table-cell table:formula="of:=DEC2HEX([.G6])" office:value-type="string" office:string-value="35">
            <text:p>35</text:p>
          </table:table-cell>
          <table:table-cell table:formula="of:=DEC2HEX([.H6])" office:value-type="string" office:string-value="36">
            <text:p>36</text:p>
          </table:table-cell>
          <table:table-cell table:formula="of:=DEC2HEX([.I6])" office:value-type="string" office:string-value="37">
            <text:p>37</text:p>
          </table:table-cell>
          <table:table-cell table:formula="of:=DEC2HEX([.J6])" office:value-type="string" office:string-value="38">
            <text:p>38</text:p>
          </table:table-cell>
          <table:table-cell table:formula="of:=DEC2HEX([.K6])" office:value-type="string" office:string-value="39">
            <text:p>39</text:p>
          </table:table-cell>
          <table:table-cell table:formula="of:=DEC2HEX([.L6])" office:value-type="string" office:string-value="3A">
            <text:p>3A</text:p>
          </table:table-cell>
          <table:table-cell table:formula="of:=DEC2HEX([.M6])" office:value-type="string" office:string-value="3B">
            <text:p>3B</text:p>
          </table:table-cell>
          <table:table-cell table:formula="of:=DEC2HEX([.N6])" office:value-type="string" office:string-value="3C">
            <text:p>3C</text:p>
          </table:table-cell>
          <table:table-cell table:formula="of:=DEC2HEX([.O6])" office:value-type="string" office:string-value="3D">
            <text:p>3D</text:p>
          </table:table-cell>
          <table:table-cell table:formula="of:=DEC2HEX([.P6])" office:value-type="string" office:string-value="3E">
            <text:p>3E</text:p>
          </table:table-cell>
          <table:table-cell table:formula="of:=DEC2HEX([.Q6])" office:value-type="string" office:string-value="3F">
            <text:p>3F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DEC2HEX([.B7])" office:value-type="string" office:string-value="20">
            <text:p>20</text:p>
          </table:table-cell>
          <table:table-cell table:formula="of:=DEC2HEX([.C7])" office:value-type="string" office:string-value="21">
            <text:p>21</text:p>
          </table:table-cell>
          <table:table-cell table:formula="of:=DEC2HEX([.D7])" office:value-type="string" office:string-value="22">
            <text:p>22</text:p>
          </table:table-cell>
          <table:table-cell table:formula="of:=DEC2HEX([.E7])" office:value-type="string" office:string-value="23">
            <text:p>23</text:p>
          </table:table-cell>
          <table:table-cell table:formula="of:=DEC2HEX([.F7])" office:value-type="string" office:string-value="24">
            <text:p>24</text:p>
          </table:table-cell>
          <table:table-cell table:formula="of:=DEC2HEX([.G7])" office:value-type="string" office:string-value="25">
            <text:p>25</text:p>
          </table:table-cell>
          <table:table-cell table:formula="of:=DEC2HEX([.H7])" office:value-type="string" office:string-value="26">
            <text:p>26</text:p>
          </table:table-cell>
          <table:table-cell table:formula="of:=DEC2HEX([.I7])" office:value-type="string" office:string-value="27">
            <text:p>27</text:p>
          </table:table-cell>
          <table:table-cell table:formula="of:=DEC2HEX([.J7])" office:value-type="string" office:string-value="28">
            <text:p>28</text:p>
          </table:table-cell>
          <table:table-cell table:formula="of:=DEC2HEX([.K7])" office:value-type="string" office:string-value="29">
            <text:p>29</text:p>
          </table:table-cell>
          <table:table-cell table:formula="of:=DEC2HEX([.L7])" office:value-type="string" office:string-value="2A">
            <text:p>2A</text:p>
          </table:table-cell>
          <table:table-cell table:formula="of:=DEC2HEX([.M7])" office:value-type="string" office:string-value="2B">
            <text:p>2B</text:p>
          </table:table-cell>
          <table:table-cell table:formula="of:=DEC2HEX([.N7])" office:value-type="string" office:string-value="2C">
            <text:p>2C</text:p>
          </table:table-cell>
          <table:table-cell table:formula="of:=DEC2HEX([.O7])" office:value-type="string" office:string-value="2D">
            <text:p>2D</text:p>
          </table:table-cell>
          <table:table-cell table:formula="of:=DEC2HEX([.P7])" office:value-type="string" office:string-value="2E">
            <text:p>2E</text:p>
          </table:table-cell>
          <table:table-cell table:formula="of:=DEC2HEX([.Q7])" office:value-type="string" office:string-value="2F">
            <text:p>2F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DEC2HEX([.B8])" office:value-type="string" office:string-value="10">
            <text:p>10</text:p>
          </table:table-cell>
          <table:table-cell table:formula="of:=DEC2HEX([.C8])" office:value-type="string" office:string-value="11">
            <text:p>11</text:p>
          </table:table-cell>
          <table:table-cell table:formula="of:=DEC2HEX([.D8])" office:value-type="string" office:string-value="12">
            <text:p>12</text:p>
          </table:table-cell>
          <table:table-cell table:formula="of:=DEC2HEX([.E8])" office:value-type="string" office:string-value="13">
            <text:p>13</text:p>
          </table:table-cell>
          <table:table-cell table:formula="of:=DEC2HEX([.F8])" office:value-type="string" office:string-value="14">
            <text:p>14</text:p>
          </table:table-cell>
          <table:table-cell table:formula="of:=DEC2HEX([.G8])" office:value-type="string" office:string-value="15">
            <text:p>15</text:p>
          </table:table-cell>
          <table:table-cell table:formula="of:=DEC2HEX([.H8])" office:value-type="string" office:string-value="16">
            <text:p>16</text:p>
          </table:table-cell>
          <table:table-cell table:formula="of:=DEC2HEX([.I8])" office:value-type="string" office:string-value="17">
            <text:p>17</text:p>
          </table:table-cell>
          <table:table-cell table:formula="of:=DEC2HEX([.J8])" office:value-type="string" office:string-value="18">
            <text:p>18</text:p>
          </table:table-cell>
          <table:table-cell table:formula="of:=DEC2HEX([.K8])" office:value-type="string" office:string-value="19">
            <text:p>19</text:p>
          </table:table-cell>
          <table:table-cell table:formula="of:=DEC2HEX([.L8])" office:value-type="string" office:string-value="1A">
            <text:p>1A</text:p>
          </table:table-cell>
          <table:table-cell table:formula="of:=DEC2HEX([.M8])" office:value-type="string" office:string-value="1B">
            <text:p>1B</text:p>
          </table:table-cell>
          <table:table-cell table:formula="of:=DEC2HEX([.N8])" office:value-type="string" office:string-value="1C">
            <text:p>1C</text:p>
          </table:table-cell>
          <table:table-cell table:formula="of:=DEC2HEX([.O8])" office:value-type="string" office:string-value="1D">
            <text:p>1D</text:p>
          </table:table-cell>
          <table:table-cell table:formula="of:=DEC2HEX([.P8])" office:value-type="string" office:string-value="1E">
            <text:p>1E</text:p>
          </table:table-cell>
          <table:table-cell table:formula="of:=DEC2HEX([.Q8])" office:value-type="string" office:string-value="1F">
            <text:p>1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DEC2HEX([.B9])" office:value-type="string" office:string-value="0">
            <text:p>0</text:p>
          </table:table-cell>
          <table:table-cell table:formula="of:=DEC2HEX([.C9])" office:value-type="string" office:string-value="1">
            <text:p>1</text:p>
          </table:table-cell>
          <table:table-cell table:formula="of:=DEC2HEX([.D9])" office:value-type="string" office:string-value="2">
            <text:p>2</text:p>
          </table:table-cell>
          <table:table-cell table:formula="of:=DEC2HEX([.E9])" office:value-type="string" office:string-value="3">
            <text:p>3</text:p>
          </table:table-cell>
          <table:table-cell table:formula="of:=DEC2HEX([.F9])" office:value-type="string" office:string-value="4">
            <text:p>4</text:p>
          </table:table-cell>
          <table:table-cell table:formula="of:=DEC2HEX([.G9])" office:value-type="string" office:string-value="5">
            <text:p>5</text:p>
          </table:table-cell>
          <table:table-cell table:formula="of:=DEC2HEX([.H9])" office:value-type="string" office:string-value="6">
            <text:p>6</text:p>
          </table:table-cell>
          <table:table-cell table:formula="of:=DEC2HEX([.I9])" office:value-type="string" office:string-value="7">
            <text:p>7</text:p>
          </table:table-cell>
          <table:table-cell table:formula="of:=DEC2HEX([.J9])" office:value-type="string" office:string-value="8">
            <text:p>8</text:p>
          </table:table-cell>
          <table:table-cell table:formula="of:=DEC2HEX([.K9])" office:value-type="string" office:string-value="9">
            <text:p>9</text:p>
          </table:table-cell>
          <table:table-cell table:formula="of:=DEC2HEX([.L9])" office:value-type="string" office:string-value="A">
            <text:p>A</text:p>
          </table:table-cell>
          <table:table-cell table:formula="of:=DEC2HEX([.M9])" office:value-type="string" office:string-value="B">
            <text:p>B</text:p>
          </table:table-cell>
          <table:table-cell table:formula="of:=DEC2HEX([.N9])" office:value-type="string" office:string-value="C">
            <text:p>C</text:p>
          </table:table-cell>
          <table:table-cell table:formula="of:=DEC2HEX([.O9])" office:value-type="string" office:string-value="D">
            <text:p>D</text:p>
          </table:table-cell>
          <table:table-cell table:formula="of:=DEC2HEX([.P9])" office:value-type="string" office:string-value="E">
            <text:p>E</text:p>
          </table:table-cell>
          <table:table-cell table:formula="of:=DEC2HEX([.Q9])" office:value-type="string" office:string-value="F">
            <text:p>F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1" table:number-columns-repeated="8"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8" office:value-type="string">
            <text:p>P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table:number-columns-repeated="8" office:value-type="string">
            <text:p>P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Default" table:number-columns-repeated="8"/>
          <table:table-cell table:number-columns-repeated="4"/>
        </table:table-row>
      </table:table>
      <table:table table:name="Debugging" table:style-name="ta1" table:print="false">
        <table:table-column table:style-name="co2" table:number-columns-repeated="4" table:default-cell-style-name="Default"/>
        <table:table-column table:style-name="co2" table:number-columns-repeated="3" table:default-cell-style-name="ce11"/>
        <table:table-row table:style-name="ro1">
          <table:table-cell table:style-name="ce10" office:value-type="string">
            <text:p>Cerulean</text:p>
          </table:table-cell>
          <table:table-cell table:style-name="ce10"/>
          <table:table-cell table:style-name="ce10" office:value-type="string">
            <text:p>Sharper</text:p>
          </table:table-cell>
          <table:table-cell table:style-name="ce10"/>
          <table:table-cell table:style-name="ce10" office:value-type="string">
            <text:p>Same move</text:p>
          </table:table-cell>
          <table:table-cell table:style-name="ce10" office:value-type="string">
            <text:p>Same value</text:p>
          </table:table-cell>
          <table:table-cell table:style-name="ce10" office:value-type="string">
            <text:p>Difference</text:p>
          </table:table-cell>
        </table:table-row>
        <table:table-row table:style-name="ro1">
          <table:table-cell office:value-type="string">
            <text:p>a2a3</text:p>
          </table:table-cell>
          <table:table-cell office:value-type="float" office:value="1">
            <text:p>1</text:p>
          </table:table-cell>
          <table:table-cell office:value-type="string">
            <text:p>a2a3</text:p>
          </table:table-cell>
          <table:table-cell office:value-type="float" office:value="1">
            <text:p>1</text:p>
          </table:table-cell>
          <table:table-cell table:formula="of:=IF([.A2]=[.C2];&quot;Yes&quot;;&quot;No&quot;)" office:value-type="string" office:string-value="Yes">
            <text:p>Yes</text:p>
          </table:table-cell>
          <table:table-cell table:formula="of:=IF([.B2]=[.D2];&quot;Yes&quot;;&quot;No&quot;)" office:value-type="string" office:string-value="Yes">
            <text:p>Yes</text:p>
          </table:table-cell>
          <table:table-cell table:formula="of:=ABS([.D2]-[.B2])" office:value-type="float" office:value="0">
            <text:p>0</text:p>
          </table:table-cell>
        </table:table-row>
        <table:table-row table:style-name="ro1">
          <table:table-cell office:value-type="string">
            <text:p>a2a4</text:p>
          </table:table-cell>
          <table:table-cell office:value-type="float" office:value="1">
            <text:p>1</text:p>
          </table:table-cell>
          <table:table-cell office:value-type="string">
            <text:p>a2a4</text:p>
          </table:table-cell>
          <table:table-cell office:value-type="float" office:value="1">
            <text:p>1</text:p>
          </table:table-cell>
          <table:table-cell table:formula="of:=IF([.A3]=[.C3];&quot;Yes&quot;;&quot;No&quot;)" office:value-type="string" office:string-value="Yes">
            <text:p>Yes</text:p>
          </table:table-cell>
          <table:table-cell table:formula="of:=IF([.B3]=[.D3];&quot;Yes&quot;;&quot;No&quot;)" office:value-type="string" office:string-value="Yes">
            <text:p>Yes</text:p>
          </table:table-cell>
          <table:table-cell table:formula="of:=ABS([.D3]-[.B3])" office:value-type="float" office:value="0">
            <text:p>0</text:p>
          </table:table-cell>
        </table:table-row>
        <table:table-row table:style-name="ro1">
          <table:table-cell office:value-type="string">
            <text:p>b1a3</text:p>
          </table:table-cell>
          <table:table-cell office:value-type="float" office:value="1">
            <text:p>1</text:p>
          </table:table-cell>
          <table:table-cell office:value-type="string">
            <text:p>b1a3</text:p>
          </table:table-cell>
          <table:table-cell office:value-type="float" office:value="1">
            <text:p>1</text:p>
          </table:table-cell>
          <table:table-cell table:formula="of:=IF([.A4]=[.C4];&quot;Yes&quot;;&quot;No&quot;)" office:value-type="string" office:string-value="Yes">
            <text:p>Yes</text:p>
          </table:table-cell>
          <table:table-cell table:formula="of:=IF([.B4]=[.D4];&quot;Yes&quot;;&quot;No&quot;)" office:value-type="string" office:string-value="Yes">
            <text:p>Yes</text:p>
          </table:table-cell>
          <table:table-cell table:formula="of:=ABS([.D4]-[.B4])" office:value-type="float" office:value="0">
            <text:p>0</text:p>
          </table:table-cell>
        </table:table-row>
        <table:table-row table:style-name="ro1">
          <table:table-cell office:value-type="string">
            <text:p>b1c3</text:p>
          </table:table-cell>
          <table:table-cell office:value-type="float" office:value="1">
            <text:p>1</text:p>
          </table:table-cell>
          <table:table-cell office:value-type="string">
            <text:p>b1c3</text:p>
          </table:table-cell>
          <table:table-cell office:value-type="float" office:value="1">
            <text:p>1</text:p>
          </table:table-cell>
          <table:table-cell table:formula="of:=IF([.A5]=[.C5];&quot;Yes&quot;;&quot;No&quot;)" office:value-type="string" office:string-value="Yes">
            <text:p>Yes</text:p>
          </table:table-cell>
          <table:table-cell table:formula="of:=IF([.B5]=[.D5];&quot;Yes&quot;;&quot;No&quot;)" office:value-type="string" office:string-value="Yes">
            <text:p>Yes</text:p>
          </table:table-cell>
          <table:table-cell table:formula="of:=ABS([.D5]-[.B5])" office:value-type="float" office:value="0">
            <text:p>0</text:p>
          </table:table-cell>
        </table:table-row>
        <table:table-row table:style-name="ro1">
          <table:table-cell office:value-type="string">
            <text:p>b2b3</text:p>
          </table:table-cell>
          <table:table-cell office:value-type="float" office:value="1">
            <text:p>1</text:p>
          </table:table-cell>
          <table:table-cell office:value-type="string">
            <text:p>b2b3</text:p>
          </table:table-cell>
          <table:table-cell office:value-type="float" office:value="1">
            <text:p>1</text:p>
          </table:table-cell>
          <table:table-cell table:formula="of:=IF([.A6]=[.C6];&quot;Yes&quot;;&quot;No&quot;)" office:value-type="string" office:string-value="Yes">
            <text:p>Yes</text:p>
          </table:table-cell>
          <table:table-cell table:formula="of:=IF([.B6]=[.D6];&quot;Yes&quot;;&quot;No&quot;)" office:value-type="string" office:string-value="Yes">
            <text:p>Yes</text:p>
          </table:table-cell>
          <table:table-cell table:formula="of:=ABS([.D6]-[.B6])" office:value-type="float" office:value="0">
            <text:p>0</text:p>
          </table:table-cell>
        </table:table-row>
        <table:table-row table:style-name="ro1">
          <table:table-cell office:value-type="string">
            <text:p>b2b4</text:p>
          </table:table-cell>
          <table:table-cell office:value-type="float" office:value="1">
            <text:p>1</text:p>
          </table:table-cell>
          <table:table-cell office:value-type="string">
            <text:p>b2b4</text:p>
          </table:table-cell>
          <table:table-cell office:value-type="float" office:value="1">
            <text:p>1</text:p>
          </table:table-cell>
          <table:table-cell table:formula="of:=IF([.A7]=[.C7];&quot;Yes&quot;;&quot;No&quot;)" office:value-type="string" office:string-value="Yes">
            <text:p>Yes</text:p>
          </table:table-cell>
          <table:table-cell table:formula="of:=IF([.B7]=[.D7];&quot;Yes&quot;;&quot;No&quot;)" office:value-type="string" office:string-value="Yes">
            <text:p>Yes</text:p>
          </table:table-cell>
          <table:table-cell table:formula="of:=ABS([.D7]-[.B7])" office:value-type="float" office:value="0">
            <text:p>0</text:p>
          </table:table-cell>
        </table:table-row>
        <table:table-row table:style-name="ro1">
          <table:table-cell office:value-type="string">
            <text:p>c2c3</text:p>
          </table:table-cell>
          <table:table-cell office:value-type="float" office:value="1">
            <text:p>1</text:p>
          </table:table-cell>
          <table:table-cell office:value-type="string">
            <text:p>c2c3</text:p>
          </table:table-cell>
          <table:table-cell office:value-type="float" office:value="1">
            <text:p>1</text:p>
          </table:table-cell>
          <table:table-cell table:formula="of:=IF([.A8]=[.C8];&quot;Yes&quot;;&quot;No&quot;)" office:value-type="string" office:string-value="Yes">
            <text:p>Yes</text:p>
          </table:table-cell>
          <table:table-cell table:formula="of:=IF([.B8]=[.D8];&quot;Yes&quot;;&quot;No&quot;)" office:value-type="string" office:string-value="Yes">
            <text:p>Yes</text:p>
          </table:table-cell>
          <table:table-cell table:formula="of:=ABS([.D8]-[.B8])" office:value-type="float" office:value="0">
            <text:p>0</text:p>
          </table:table-cell>
        </table:table-row>
        <table:table-row table:style-name="ro1">
          <table:table-cell office:value-type="string">
            <text:p>c2c4</text:p>
          </table:table-cell>
          <table:table-cell office:value-type="float" office:value="1">
            <text:p>1</text:p>
          </table:table-cell>
          <table:table-cell office:value-type="string">
            <text:p>c2c4</text:p>
          </table:table-cell>
          <table:table-cell office:value-type="float" office:value="1">
            <text:p>1</text:p>
          </table:table-cell>
          <table:table-cell table:formula="of:=IF([.A9]=[.C9];&quot;Yes&quot;;&quot;No&quot;)" office:value-type="string" office:string-value="Yes">
            <text:p>Yes</text:p>
          </table:table-cell>
          <table:table-cell table:formula="of:=IF([.B9]=[.D9];&quot;Yes&quot;;&quot;No&quot;)" office:value-type="string" office:string-value="Yes">
            <text:p>Yes</text:p>
          </table:table-cell>
          <table:table-cell table:formula="of:=ABS([.D9]-[.B9])" office:value-type="float" office:value="0">
            <text:p>0</text:p>
          </table:table-cell>
        </table:table-row>
        <table:table-row table:style-name="ro1">
          <table:table-cell office:value-type="string">
            <text:p>d1e2</text:p>
          </table:table-cell>
          <table:table-cell office:value-type="float" office:value="1">
            <text:p>1</text:p>
          </table:table-cell>
          <table:table-cell office:value-type="string">
            <text:p>d1e2</text:p>
          </table:table-cell>
          <table:table-cell office:value-type="float" office:value="1">
            <text:p>1</text:p>
          </table:table-cell>
          <table:table-cell table:formula="of:=IF([.A10]=[.C10];&quot;Yes&quot;;&quot;No&quot;)" office:value-type="string" office:string-value="Yes">
            <text:p>Yes</text:p>
          </table:table-cell>
          <table:table-cell table:formula="of:=IF([.B10]=[.D10];&quot;Yes&quot;;&quot;No&quot;)" office:value-type="string" office:string-value="Yes">
            <text:p>Yes</text:p>
          </table:table-cell>
          <table:table-cell table:formula="of:=ABS([.D10]-[.B10])" office:value-type="float" office:value="0">
            <text:p>0</text:p>
          </table:table-cell>
        </table:table-row>
        <table:table-row table:style-name="ro1">
          <table:table-cell office:value-type="string">
            <text:p>d1f3</text:p>
          </table:table-cell>
          <table:table-cell office:value-type="float" office:value="1">
            <text:p>1</text:p>
          </table:table-cell>
          <table:table-cell office:value-type="string">
            <text:p>d1f3</text:p>
          </table:table-cell>
          <table:table-cell office:value-type="float" office:value="1">
            <text:p>1</text:p>
          </table:table-cell>
          <table:table-cell table:formula="of:=IF([.A11]=[.C11];&quot;Yes&quot;;&quot;No&quot;)" office:value-type="string" office:string-value="Yes">
            <text:p>Yes</text:p>
          </table:table-cell>
          <table:table-cell table:formula="of:=IF([.B11]=[.D11];&quot;Yes&quot;;&quot;No&quot;)" office:value-type="string" office:string-value="Yes">
            <text:p>Yes</text:p>
          </table:table-cell>
          <table:table-cell table:formula="of:=ABS([.D11]-[.B11])" office:value-type="float" office:value="0">
            <text:p>0</text:p>
          </table:table-cell>
        </table:table-row>
        <table:table-row table:style-name="ro1">
          <table:table-cell office:value-type="string">
            <text:p>d1g4</text:p>
          </table:table-cell>
          <table:table-cell office:value-type="float" office:value="1">
            <text:p>1</text:p>
          </table:table-cell>
          <table:table-cell office:value-type="string">
            <text:p>d1g4</text:p>
          </table:table-cell>
          <table:table-cell office:value-type="float" office:value="1">
            <text:p>1</text:p>
          </table:table-cell>
          <table:table-cell table:formula="of:=IF([.A12]=[.C12];&quot;Yes&quot;;&quot;No&quot;)" office:value-type="string" office:string-value="Yes">
            <text:p>Yes</text:p>
          </table:table-cell>
          <table:table-cell table:formula="of:=IF([.B12]=[.D12];&quot;Yes&quot;;&quot;No&quot;)" office:value-type="string" office:string-value="Yes">
            <text:p>Yes</text:p>
          </table:table-cell>
          <table:table-cell table:formula="of:=ABS([.D12]-[.B12])" office:value-type="float" office:value="0">
            <text:p>0</text:p>
          </table:table-cell>
        </table:table-row>
        <table:table-row table:style-name="ro1">
          <table:table-cell office:value-type="string">
            <text:p>d1h5</text:p>
          </table:table-cell>
          <table:table-cell office:value-type="float" office:value="1">
            <text:p>1</text:p>
          </table:table-cell>
          <table:table-cell office:value-type="string">
            <text:p>d1h5</text:p>
          </table:table-cell>
          <table:table-cell office:value-type="float" office:value="1">
            <text:p>1</text:p>
          </table:table-cell>
          <table:table-cell table:formula="of:=IF([.A13]=[.C13];&quot;Yes&quot;;&quot;No&quot;)" office:value-type="string" office:string-value="Yes">
            <text:p>Yes</text:p>
          </table:table-cell>
          <table:table-cell table:formula="of:=IF([.B13]=[.D13];&quot;Yes&quot;;&quot;No&quot;)" office:value-type="string" office:string-value="Yes">
            <text:p>Yes</text:p>
          </table:table-cell>
          <table:table-cell table:formula="of:=ABS([.D13]-[.B13])" office:value-type="float" office:value="0">
            <text:p>0</text:p>
          </table:table-cell>
        </table:table-row>
        <table:table-row table:style-name="ro1">
          <table:table-cell office:value-type="string">
            <text:p>d2d3</text:p>
          </table:table-cell>
          <table:table-cell office:value-type="float" office:value="1">
            <text:p>1</text:p>
          </table:table-cell>
          <table:table-cell office:value-type="string">
            <text:p>d2d3</text:p>
          </table:table-cell>
          <table:table-cell office:value-type="float" office:value="1">
            <text:p>1</text:p>
          </table:table-cell>
          <table:table-cell table:formula="of:=IF([.A14]=[.C14];&quot;Yes&quot;;&quot;No&quot;)" office:value-type="string" office:string-value="Yes">
            <text:p>Yes</text:p>
          </table:table-cell>
          <table:table-cell table:formula="of:=IF([.B14]=[.D14];&quot;Yes&quot;;&quot;No&quot;)" office:value-type="string" office:string-value="Yes">
            <text:p>Yes</text:p>
          </table:table-cell>
          <table:table-cell table:formula="of:=ABS([.D14]-[.B15])" office:value-type="float" office:value="0">
            <text:p>0</text:p>
          </table:table-cell>
        </table:table-row>
        <table:table-row table:style-name="ro1">
          <table:table-cell office:value-type="string">
            <text:p>d2d4</text:p>
          </table:table-cell>
          <table:table-cell office:value-type="float" office:value="1">
            <text:p>1</text:p>
          </table:table-cell>
          <table:table-cell office:value-type="string">
            <text:p>d2d4</text:p>
          </table:table-cell>
          <table:table-cell office:value-type="float" office:value="1">
            <text:p>1</text:p>
          </table:table-cell>
          <table:table-cell table:formula="of:=IF([.A15]=[.C15];&quot;Yes&quot;;&quot;No&quot;)" office:value-type="string" office:string-value="Yes">
            <text:p>Yes</text:p>
          </table:table-cell>
          <table:table-cell table:formula="of:=IF([.B15]=[.D15];&quot;Yes&quot;;&quot;No&quot;)" office:value-type="string" office:string-value="Yes">
            <text:p>Yes</text:p>
          </table:table-cell>
          <table:table-cell table:formula="of:=ABS([.D15]-[.B16])" office:value-type="float" office:value="0">
            <text:p>0</text:p>
          </table:table-cell>
        </table:table-row>
        <table:table-row table:style-name="ro1">
          <table:table-cell office:value-type="string">
            <text:p>e1e2</text:p>
          </table:table-cell>
          <table:table-cell office:value-type="float" office:value="1">
            <text:p>1</text:p>
          </table:table-cell>
          <table:table-cell office:value-type="string">
            <text:p>e1e2</text:p>
          </table:table-cell>
          <table:table-cell office:value-type="float" office:value="1">
            <text:p>1</text:p>
          </table:table-cell>
          <table:table-cell table:formula="of:=IF([.A16]=[.C16];&quot;Yes&quot;;&quot;No&quot;)" office:value-type="string" office:string-value="Yes">
            <text:p>Yes</text:p>
          </table:table-cell>
          <table:table-cell table:formula="of:=IF([.B16]=[.D16];&quot;Yes&quot;;&quot;No&quot;)" office:value-type="string" office:string-value="Yes">
            <text:p>Yes</text:p>
          </table:table-cell>
          <table:table-cell table:formula="of:=ABS([.D16]-[.B19])" office:value-type="float" office:value="0">
            <text:p>0</text:p>
          </table:table-cell>
        </table:table-row>
        <table:table-row table:style-name="ro1">
          <table:table-cell office:value-type="string">
            <text:p>e5e6</text:p>
          </table:table-cell>
          <table:table-cell office:value-type="float" office:value="1">
            <text:p>1</text:p>
          </table:table-cell>
          <table:table-cell office:value-type="string">
            <text:p>e5e6</text:p>
          </table:table-cell>
          <table:table-cell office:value-type="float" office:value="1">
            <text:p>1</text:p>
          </table:table-cell>
          <table:table-cell table:formula="of:=IF([.A17]=[.C17];&quot;Yes&quot;;&quot;No&quot;)" office:value-type="string" office:string-value="Yes">
            <text:p>Yes</text:p>
          </table:table-cell>
          <table:table-cell table:formula="of:=IF([.B17]=[.D17];&quot;Yes&quot;;&quot;No&quot;)" office:value-type="string" office:string-value="Yes">
            <text:p>Yes</text:p>
          </table:table-cell>
          <table:table-cell table:formula="of:=ABS([.D17]-[.B20]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5f6</text:p>
          </table:table-cell>
          <table:table-cell office:value-type="float" office:value="1">
            <text:p>1</text:p>
          </table:table-cell>
          <table:table-cell table:formula="of:=IF([.A18]=[.C18];&quot;Yes&quot;;&quot;No&quot;)" office:value-type="string" office:string-value="No">
            <text:p>No</text:p>
          </table:table-cell>
          <table:table-cell table:formula="of:=IF([.B18]=[.D18];&quot;Yes&quot;;&quot;No&quot;)" office:value-type="string" office:string-value="No">
            <text:p>No</text:p>
          </table:table-cell>
          <table:table-cell table:formula="of:=ABS([.D18]-[.B21])" office:value-type="float" office:value="0">
            <text:p>0</text:p>
          </table:table-cell>
        </table:table-row>
        <table:table-row table:style-name="ro1">
          <table:table-cell office:value-type="string">
            <text:p>f1a6</text:p>
          </table:table-cell>
          <table:table-cell office:value-type="float" office:value="1">
            <text:p>1</text:p>
          </table:table-cell>
          <table:table-cell office:value-type="string">
            <text:p>f1a6</text:p>
          </table:table-cell>
          <table:table-cell office:value-type="float" office:value="1">
            <text:p>1</text:p>
          </table:table-cell>
          <table:table-cell table:formula="of:=IF([.A19]=[.C19];&quot;Yes&quot;;&quot;No&quot;)" office:value-type="string" office:string-value="Yes">
            <text:p>Yes</text:p>
          </table:table-cell>
          <table:table-cell table:formula="of:=IF([.B19]=[.D19];&quot;Yes&quot;;&quot;No&quot;)" office:value-type="string" office:string-value="Yes">
            <text:p>Yes</text:p>
          </table:table-cell>
          <table:table-cell table:formula="of:=ABS([.D19]-[.B22])" office:value-type="float" office:value="0">
            <text:p>0</text:p>
          </table:table-cell>
        </table:table-row>
        <table:table-row table:style-name="ro1">
          <table:table-cell office:value-type="string">
            <text:p>f1b5</text:p>
          </table:table-cell>
          <table:table-cell office:value-type="float" office:value="1">
            <text:p>1</text:p>
          </table:table-cell>
          <table:table-cell office:value-type="string">
            <text:p>f1b5</text:p>
          </table:table-cell>
          <table:table-cell office:value-type="float" office:value="1">
            <text:p>1</text:p>
          </table:table-cell>
          <table:table-cell table:formula="of:=IF([.A20]=[.C20];&quot;Yes&quot;;&quot;No&quot;)" office:value-type="string" office:string-value="Yes">
            <text:p>Yes</text:p>
          </table:table-cell>
          <table:table-cell table:formula="of:=IF([.B20]=[.D20];&quot;Yes&quot;;&quot;No&quot;)" office:value-type="string" office:string-value="Yes">
            <text:p>Yes</text:p>
          </table:table-cell>
          <table:table-cell table:formula="of:=ABS([.D20]-[.B23])" office:value-type="float" office:value="0">
            <text:p>0</text:p>
          </table:table-cell>
        </table:table-row>
        <table:table-row table:style-name="ro1">
          <table:table-cell office:value-type="string">
            <text:p>f1c4</text:p>
          </table:table-cell>
          <table:table-cell office:value-type="float" office:value="1">
            <text:p>1</text:p>
          </table:table-cell>
          <table:table-cell office:value-type="string">
            <text:p>f1c4</text:p>
          </table:table-cell>
          <table:table-cell office:value-type="float" office:value="1">
            <text:p>1</text:p>
          </table:table-cell>
          <table:table-cell table:formula="of:=IF([.A21]=[.C21];&quot;Yes&quot;;&quot;No&quot;)" office:value-type="string" office:string-value="Yes">
            <text:p>Yes</text:p>
          </table:table-cell>
          <table:table-cell table:formula="of:=IF([.B21]=[.D21];&quot;Yes&quot;;&quot;No&quot;)" office:value-type="string" office:string-value="Yes">
            <text:p>Yes</text:p>
          </table:table-cell>
          <table:table-cell table:formula="of:=ABS([.D21]-[.B23])" office:value-type="float" office:value="0">
            <text:p>0</text:p>
          </table:table-cell>
        </table:table-row>
        <table:table-row table:style-name="ro1">
          <table:table-cell office:value-type="string">
            <text:p>f1d3</text:p>
          </table:table-cell>
          <table:table-cell office:value-type="float" office:value="1">
            <text:p>1</text:p>
          </table:table-cell>
          <table:table-cell office:value-type="string">
            <text:p>f1d3</text:p>
          </table:table-cell>
          <table:table-cell office:value-type="float" office:value="1">
            <text:p>1</text:p>
          </table:table-cell>
          <table:table-cell table:formula="of:=IF([.A22]=[.C22];&quot;Yes&quot;;&quot;No&quot;)" office:value-type="string" office:string-value="Yes">
            <text:p>Yes</text:p>
          </table:table-cell>
          <table:table-cell table:formula="of:=IF([.B22]=[.D22];&quot;Yes&quot;;&quot;No&quot;)" office:value-type="string" office:string-value="Yes">
            <text:p>Yes</text:p>
          </table:table-cell>
          <table:table-cell table:formula="of:=ABS([.D22]-[.B24])" office:value-type="float" office:value="0">
            <text:p>0</text:p>
          </table:table-cell>
        </table:table-row>
        <table:table-row table:style-name="ro1">
          <table:table-cell office:value-type="string">
            <text:p>f1e2</text:p>
          </table:table-cell>
          <table:table-cell office:value-type="float" office:value="1">
            <text:p>1</text:p>
          </table:table-cell>
          <table:table-cell office:value-type="string">
            <text:p>f1e2</text:p>
          </table:table-cell>
          <table:table-cell office:value-type="float" office:value="1">
            <text:p>1</text:p>
          </table:table-cell>
          <table:table-cell table:formula="of:=IF([.A23]=[.C23];&quot;Yes&quot;;&quot;No&quot;)" office:value-type="string" office:string-value="Yes">
            <text:p>Yes</text:p>
          </table:table-cell>
          <table:table-cell table:formula="of:=IF([.B23]=[.D23];&quot;Yes&quot;;&quot;No&quot;)" office:value-type="string" office:string-value="Yes">
            <text:p>Yes</text:p>
          </table:table-cell>
          <table:table-cell/>
        </table:table-row>
        <table:table-row table:style-name="ro1">
          <table:table-cell office:value-type="string">
            <text:p>f2f3</text:p>
          </table:table-cell>
          <table:table-cell office:value-type="float" office:value="1">
            <text:p>1</text:p>
          </table:table-cell>
          <table:table-cell office:value-type="string">
            <text:p>f2f3</text:p>
          </table:table-cell>
          <table:table-cell office:value-type="float" office:value="1">
            <text:p>1</text:p>
          </table:table-cell>
          <table:table-cell table:formula="of:=IF([.A24]=[.C24];&quot;Yes&quot;;&quot;No&quot;)" office:value-type="string" office:string-value="Yes">
            <text:p>Yes</text:p>
          </table:table-cell>
          <table:table-cell table:formula="of:=IF([.B24]=[.D24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f2f4</text:p>
          </table:table-cell>
          <table:table-cell office:value-type="float" office:value="1">
            <text:p>1</text:p>
          </table:table-cell>
          <table:table-cell office:value-type="string">
            <text:p>f2f4</text:p>
          </table:table-cell>
          <table:table-cell office:value-type="float" office:value="1">
            <text:p>1</text:p>
          </table:table-cell>
          <table:table-cell table:formula="of:=IF([.A25]=[.C25];&quot;Yes&quot;;&quot;No&quot;)" office:value-type="string" office:string-value="Yes">
            <text:p>Yes</text:p>
          </table:table-cell>
          <table:table-cell table:formula="of:=IF([.B25]=[.D25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g1e2</text:p>
          </table:table-cell>
          <table:table-cell office:value-type="float" office:value="1">
            <text:p>1</text:p>
          </table:table-cell>
          <table:table-cell office:value-type="string">
            <text:p>g1e2</text:p>
          </table:table-cell>
          <table:table-cell office:value-type="float" office:value="1">
            <text:p>1</text:p>
          </table:table-cell>
          <table:table-cell table:formula="of:=IF([.A26]=[.C26];&quot;Yes&quot;;&quot;No&quot;)" office:value-type="string" office:string-value="Yes">
            <text:p>Yes</text:p>
          </table:table-cell>
          <table:table-cell table:formula="of:=IF([.B26]=[.D26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g1f3</text:p>
          </table:table-cell>
          <table:table-cell office:value-type="float" office:value="1">
            <text:p>1</text:p>
          </table:table-cell>
          <table:table-cell office:value-type="string">
            <text:p>g1f3</text:p>
          </table:table-cell>
          <table:table-cell office:value-type="float" office:value="1">
            <text:p>1</text:p>
          </table:table-cell>
          <table:table-cell table:formula="of:=IF([.A27]=[.C27];&quot;Yes&quot;;&quot;No&quot;)" office:value-type="string" office:string-value="Yes">
            <text:p>Yes</text:p>
          </table:table-cell>
          <table:table-cell table:formula="of:=IF([.B27]=[.D27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g1h3</text:p>
          </table:table-cell>
          <table:table-cell office:value-type="float" office:value="1">
            <text:p>1</text:p>
          </table:table-cell>
          <table:table-cell office:value-type="string">
            <text:p>g1h3</text:p>
          </table:table-cell>
          <table:table-cell office:value-type="float" office:value="1">
            <text:p>1</text:p>
          </table:table-cell>
          <table:table-cell table:formula="of:=IF([.A28]=[.C28];&quot;Yes&quot;;&quot;No&quot;)" office:value-type="string" office:string-value="Yes">
            <text:p>Yes</text:p>
          </table:table-cell>
          <table:table-cell table:formula="of:=IF([.B28]=[.D28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g2g3</text:p>
          </table:table-cell>
          <table:table-cell office:value-type="float" office:value="1">
            <text:p>1</text:p>
          </table:table-cell>
          <table:table-cell office:value-type="string">
            <text:p>g2g3</text:p>
          </table:table-cell>
          <table:table-cell office:value-type="float" office:value="1">
            <text:p>1</text:p>
          </table:table-cell>
          <table:table-cell table:formula="of:=IF([.A29]=[.C29];&quot;Yes&quot;;&quot;No&quot;)" office:value-type="string" office:string-value="Yes">
            <text:p>Yes</text:p>
          </table:table-cell>
          <table:table-cell table:formula="of:=IF([.B29]=[.D29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g2g4</text:p>
          </table:table-cell>
          <table:table-cell office:value-type="float" office:value="1">
            <text:p>1</text:p>
          </table:table-cell>
          <table:table-cell office:value-type="string">
            <text:p>g2g4</text:p>
          </table:table-cell>
          <table:table-cell office:value-type="float" office:value="1">
            <text:p>1</text:p>
          </table:table-cell>
          <table:table-cell table:formula="of:=IF([.A30]=[.C30];&quot;Yes&quot;;&quot;No&quot;)" office:value-type="string" office:string-value="Yes">
            <text:p>Yes</text:p>
          </table:table-cell>
          <table:table-cell table:formula="of:=IF([.B30]=[.D30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h2h3</text:p>
          </table:table-cell>
          <table:table-cell office:value-type="float" office:value="1">
            <text:p>1</text:p>
          </table:table-cell>
          <table:table-cell office:value-type="string">
            <text:p>h2h3</text:p>
          </table:table-cell>
          <table:table-cell office:value-type="float" office:value="1">
            <text:p>1</text:p>
          </table:table-cell>
          <table:table-cell table:formula="of:=IF([.A31]=[.C31];&quot;Yes&quot;;&quot;No&quot;)" office:value-type="string" office:string-value="Yes">
            <text:p>Yes</text:p>
          </table:table-cell>
          <table:table-cell table:formula="of:=IF([.B31]=[.D31];&quot;Yes&quot;;&quot;No&quot;)" office:value-type="string" office:string-value="Yes">
            <text:p>Yes</text:p>
          </table:table-cell>
          <table:table-cell table:style-name="Default"/>
        </table:table-row>
        <table:table-row table:style-name="ro1">
          <table:table-cell office:value-type="string">
            <text:p>h2h4</text:p>
          </table:table-cell>
          <table:table-cell office:value-type="float" office:value="1">
            <text:p>1</text:p>
          </table:table-cell>
          <table:table-cell office:value-type="string">
            <text:p>h2h4</text:p>
          </table:table-cell>
          <table:table-cell office:value-type="float" office:value="1">
            <text:p>1</text:p>
          </table:table-cell>
          <table:table-cell table:formula="of:=IF([.A32]=[.C32];&quot;Yes&quot;;&quot;No&quot;)" office:value-type="string" office:string-value="Yes">
            <text:p>Yes</text:p>
          </table:table-cell>
          <table:table-cell table:formula="of:=IF([.B32]=[.D32];&quot;Yes&quot;;&quot;No&quot;)" office:value-type="string" office:string-value="Yes">
            <text:p>Yes</text:p>
          </table:table-cell>
          <table:table-cell table:style-name="Default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Debugging.C2:Debugging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19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20:41:31</meta:creation-date>
    <dc:date>2010-12-01T19:07:17</dc:date>
    <meta:editing-duration>PT46H33M04S</meta:editing-duration>
    <meta:editing-cycles>11</meta:editing-cycles>
    <meta:generator>OpenOffice.org/3.2$Unix OpenOffice.org_project/320m18$Build-9502</meta:generator>
    <meta:document-statistic meta:table-count="3" meta:cell-count="567" meta:object-count="0"/>
  </office:meta>
</office:document-meta>
</file>